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un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n6 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string" calcext:value-type="string">
            <text:p><text:s text:c="2"/>no <text:s text:c="2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6:54:42.814482862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485" meta:object-count="0"/>
  </office:meta>
</office:document-meta>
</file>